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officeooo:rsid="000050cb" officeooo:paragraph-rsid="000050cb" style:font-size-asian="18pt" style:font-size-complex="18pt"/>
    </style:style>
    <style:style style:name="P2" style:family="paragraph" style:parent-style-name="Standard">
      <style:text-properties fo:font-size="12pt" officeooo:rsid="000050cb" officeooo:paragraph-rsid="000050cb" style:font-size-asian="12pt" style:font-size-complex="12pt"/>
    </style:style>
    <style:style style:name="P3" style:family="paragraph" style:parent-style-name="Standard">
      <style:text-properties fo:font-size="12pt" officeooo:rsid="000050cb" officeooo:paragraph-rsid="00777792" style:font-size-asian="12pt" style:font-size-complex="12pt"/>
    </style:style>
    <style:style style:name="P4" style:family="paragraph" style:parent-style-name="Standard">
      <style:text-properties fo:font-size="12pt" officeooo:rsid="0002252e" officeooo:paragraph-rsid="0002252e" style:font-size-asian="12pt" style:font-size-complex="12pt"/>
    </style:style>
    <style:style style:name="P5" style:family="paragraph" style:parent-style-name="Standard">
      <style:text-properties fo:font-size="12pt" officeooo:rsid="0003d954" officeooo:paragraph-rsid="0003d954" style:font-size-asian="12pt" style:font-size-complex="12pt"/>
    </style:style>
    <style:style style:name="P6" style:family="paragraph" style:parent-style-name="Standard">
      <style:text-properties fo:font-size="12pt" officeooo:rsid="0004de3c" officeooo:paragraph-rsid="0004de3c" style:font-size-asian="12pt" style:font-size-complex="12pt"/>
    </style:style>
    <style:style style:name="P7" style:family="paragraph" style:parent-style-name="Standard">
      <style:text-properties fo:font-size="12pt" officeooo:rsid="000af6ad" officeooo:paragraph-rsid="000af6ad" style:font-size-asian="12pt" style:font-size-complex="12pt"/>
    </style:style>
    <style:style style:name="P8" style:family="paragraph" style:parent-style-name="Standard">
      <style:text-properties fo:font-size="12pt" officeooo:rsid="00076641" officeooo:paragraph-rsid="00076641" style:font-size-asian="12pt" style:font-size-complex="12pt"/>
    </style:style>
    <style:style style:name="P9" style:family="paragraph" style:parent-style-name="Standard">
      <style:text-properties fo:font-size="12pt" officeooo:rsid="00050cfe" officeooo:paragraph-rsid="00076641" style:font-size-asian="12pt" style:font-size-complex="12pt"/>
    </style:style>
    <style:style style:name="P10" style:family="paragraph" style:parent-style-name="Standard">
      <style:text-properties fo:font-size="12pt" officeooo:rsid="00050cfe" officeooo:paragraph-rsid="0002252e" style:font-size-asian="12pt" style:font-size-complex="12pt"/>
    </style:style>
    <style:style style:name="P11" style:family="paragraph" style:parent-style-name="Standard">
      <style:text-properties fo:font-size="12pt" officeooo:rsid="00050cfe" officeooo:paragraph-rsid="0006070c" style:font-size-asian="12pt" style:font-size-complex="12pt"/>
    </style:style>
    <style:style style:name="P12" style:family="paragraph" style:parent-style-name="Standard">
      <style:text-properties fo:font-size="12pt" officeooo:rsid="00050cfe" officeooo:paragraph-rsid="00741d4b" style:font-size-asian="12pt" style:font-size-complex="12pt"/>
    </style:style>
    <style:style style:name="P13" style:family="paragraph" style:parent-style-name="Standard">
      <style:text-properties fo:font-size="12pt" officeooo:rsid="00050cfe" officeooo:paragraph-rsid="00764335" style:font-size-asian="12pt" style:font-size-complex="12pt"/>
    </style:style>
    <style:style style:name="P14" style:family="paragraph" style:parent-style-name="Standard">
      <style:text-properties fo:font-size="12pt" officeooo:rsid="00050cfe" officeooo:paragraph-rsid="0009e9bd" style:font-size-asian="12pt" style:font-size-complex="12pt"/>
    </style:style>
    <style:style style:name="P15" style:family="paragraph" style:parent-style-name="Standard">
      <style:text-properties fo:font-size="12pt" officeooo:rsid="00050cfe" officeooo:paragraph-rsid="000f1a6b" style:font-size-asian="12pt" style:font-size-complex="12pt"/>
    </style:style>
    <style:style style:name="P16" style:family="paragraph" style:parent-style-name="Standard">
      <style:text-properties fo:font-size="12pt" officeooo:rsid="00050cfe" officeooo:paragraph-rsid="000f573a" style:font-size-asian="12pt" style:font-size-complex="12pt"/>
    </style:style>
    <style:style style:name="P17" style:family="paragraph" style:parent-style-name="Standard">
      <style:text-properties fo:font-size="12pt" officeooo:rsid="00050cfe" officeooo:paragraph-rsid="0010fb8a" style:font-size-asian="12pt" style:font-size-complex="12pt"/>
    </style:style>
    <style:style style:name="P18" style:family="paragraph" style:parent-style-name="Standard">
      <style:text-properties fo:font-size="12pt" officeooo:rsid="00050cfe" officeooo:paragraph-rsid="003fbcad" style:font-size-asian="12pt" style:font-size-complex="12pt"/>
    </style:style>
    <style:style style:name="P19" style:family="paragraph" style:parent-style-name="Standard">
      <style:text-properties fo:font-size="12pt" officeooo:rsid="00050cfe" officeooo:paragraph-rsid="00187efc" style:font-size-asian="12pt" style:font-size-complex="12pt"/>
    </style:style>
    <style:style style:name="P20" style:family="paragraph" style:parent-style-name="Standard">
      <style:text-properties fo:font-size="12pt" officeooo:rsid="00050cfe" officeooo:paragraph-rsid="000d685d" style:font-size-asian="12pt" style:font-size-complex="12pt"/>
    </style:style>
    <style:style style:name="P21" style:family="paragraph" style:parent-style-name="Standard">
      <style:text-properties fo:font-size="12pt" officeooo:rsid="00050cfe" officeooo:paragraph-rsid="00156870" style:font-size-asian="12pt" style:font-size-complex="12pt"/>
    </style:style>
    <style:style style:name="P22" style:family="paragraph" style:parent-style-name="Standard">
      <style:text-properties fo:font-size="12pt" officeooo:rsid="00050cfe" officeooo:paragraph-rsid="001283e3" style:font-size-asian="12pt" style:font-size-complex="12pt"/>
    </style:style>
    <style:style style:name="P23" style:family="paragraph" style:parent-style-name="Standard">
      <style:text-properties fo:font-size="12pt" officeooo:rsid="00050cfe" officeooo:paragraph-rsid="001e0f77" style:font-size-asian="12pt" style:font-size-complex="12pt"/>
    </style:style>
    <style:style style:name="P24" style:family="paragraph" style:parent-style-name="Standard">
      <style:text-properties fo:font-size="12pt" officeooo:rsid="00050cfe" officeooo:paragraph-rsid="001f95ac" style:font-size-asian="12pt" style:font-size-complex="12pt"/>
    </style:style>
    <style:style style:name="P25" style:family="paragraph" style:parent-style-name="Standard">
      <style:text-properties fo:font-size="12pt" officeooo:rsid="00050cfe" officeooo:paragraph-rsid="0020f8f3" style:font-size-asian="12pt" style:font-size-complex="12pt"/>
    </style:style>
    <style:style style:name="P26" style:family="paragraph" style:parent-style-name="Standard">
      <style:text-properties fo:font-size="12pt" officeooo:rsid="00050cfe" officeooo:paragraph-rsid="0023060e" style:font-size-asian="12pt" style:font-size-complex="12pt"/>
    </style:style>
    <style:style style:name="P27" style:family="paragraph" style:parent-style-name="Standard">
      <style:text-properties fo:font-size="12pt" officeooo:rsid="00050cfe" officeooo:paragraph-rsid="00235460" style:font-size-asian="12pt" style:font-size-complex="12pt"/>
    </style:style>
    <style:style style:name="P28" style:family="paragraph" style:parent-style-name="Standard">
      <style:text-properties fo:font-size="12pt" officeooo:rsid="00050cfe" officeooo:paragraph-rsid="00289e05" style:font-size-asian="12pt" style:font-size-complex="12pt"/>
    </style:style>
    <style:style style:name="P29" style:family="paragraph" style:parent-style-name="Standard">
      <style:text-properties fo:font-size="12pt" officeooo:rsid="00050cfe" officeooo:paragraph-rsid="0029a782" style:font-size-asian="12pt" style:font-size-complex="12pt"/>
    </style:style>
    <style:style style:name="P30" style:family="paragraph" style:parent-style-name="Standard">
      <style:text-properties fo:font-size="12pt" officeooo:rsid="00050cfe" officeooo:paragraph-rsid="002d1d34" style:font-size-asian="12pt" style:font-size-complex="12pt"/>
    </style:style>
    <style:style style:name="P31" style:family="paragraph" style:parent-style-name="Standard">
      <style:text-properties fo:font-size="12pt" officeooo:rsid="00050cfe" officeooo:paragraph-rsid="0024c2d7" style:font-size-asian="12pt" style:font-size-complex="12pt"/>
    </style:style>
    <style:style style:name="P32" style:family="paragraph" style:parent-style-name="Standard">
      <style:text-properties fo:font-size="12pt" officeooo:rsid="00050cfe" officeooo:paragraph-rsid="00373186" style:font-size-asian="12pt" style:font-size-complex="12pt"/>
    </style:style>
    <style:style style:name="P33" style:family="paragraph" style:parent-style-name="Standard">
      <style:text-properties fo:font-size="12pt" officeooo:rsid="00050cfe" officeooo:paragraph-rsid="0038d425" style:font-size-asian="12pt" style:font-size-complex="12pt"/>
    </style:style>
    <style:style style:name="P34" style:family="paragraph" style:parent-style-name="Standard">
      <style:text-properties fo:font-size="12pt" officeooo:rsid="00050cfe" officeooo:paragraph-rsid="003b6423" style:font-size-asian="12pt" style:font-size-complex="12pt"/>
    </style:style>
    <style:style style:name="P35" style:family="paragraph" style:parent-style-name="Standard">
      <style:text-properties fo:font-size="12pt" officeooo:rsid="00050cfe" officeooo:paragraph-rsid="0042cb06" style:font-size-asian="12pt" style:font-size-complex="12pt"/>
    </style:style>
    <style:style style:name="P36" style:family="paragraph" style:parent-style-name="Standard">
      <style:text-properties fo:font-size="12pt" officeooo:rsid="00050cfe" officeooo:paragraph-rsid="00441a7b" style:font-size-asian="12pt" style:font-size-complex="12pt"/>
    </style:style>
    <style:style style:name="P37" style:family="paragraph" style:parent-style-name="Standard">
      <style:text-properties fo:font-size="12pt" officeooo:rsid="00050cfe" officeooo:paragraph-rsid="0045b60e" style:font-size-asian="12pt" style:font-size-complex="12pt"/>
    </style:style>
    <style:style style:name="P38" style:family="paragraph" style:parent-style-name="Standard">
      <style:text-properties fo:font-size="12pt" officeooo:rsid="00050cfe" officeooo:paragraph-rsid="005105f3" style:font-size-asian="12pt" style:font-size-complex="12pt"/>
    </style:style>
    <style:style style:name="P39" style:family="paragraph" style:parent-style-name="Standard">
      <style:text-properties fo:font-size="12pt" officeooo:rsid="00050cfe" officeooo:paragraph-rsid="004cf7a1" style:font-size-asian="12pt" style:font-size-complex="12pt"/>
    </style:style>
    <style:style style:name="P40" style:family="paragraph" style:parent-style-name="Standard">
      <style:text-properties fo:font-size="12pt" officeooo:rsid="00050cfe" officeooo:paragraph-rsid="004eeee0" style:font-size-asian="12pt" style:font-size-complex="12pt"/>
    </style:style>
    <style:style style:name="P41" style:family="paragraph" style:parent-style-name="Standard">
      <style:text-properties fo:font-size="12pt" officeooo:rsid="00050cfe" officeooo:paragraph-rsid="0050459d" style:font-size-asian="12pt" style:font-size-complex="12pt"/>
    </style:style>
    <style:style style:name="P42" style:family="paragraph" style:parent-style-name="Standard">
      <style:text-properties fo:font-size="12pt" officeooo:rsid="00050cfe" officeooo:paragraph-rsid="005dd775" style:font-size-asian="12pt" style:font-size-complex="12pt"/>
    </style:style>
    <style:style style:name="P43" style:family="paragraph" style:parent-style-name="Standard">
      <style:text-properties fo:font-size="12pt" officeooo:rsid="00050cfe" officeooo:paragraph-rsid="00600bca" style:font-size-asian="12pt" style:font-size-complex="12pt"/>
    </style:style>
    <style:style style:name="P44" style:family="paragraph" style:parent-style-name="Standard">
      <style:text-properties fo:font-size="12pt" officeooo:rsid="00050cfe" officeooo:paragraph-rsid="00623d0a" style:font-size-asian="12pt" style:font-size-complex="12pt"/>
    </style:style>
    <style:style style:name="P45" style:family="paragraph" style:parent-style-name="Standard">
      <style:text-properties fo:font-size="12pt" officeooo:rsid="00050cfe" officeooo:paragraph-rsid="0063d5bd" style:font-size-asian="12pt" style:font-size-complex="12pt"/>
    </style:style>
    <style:style style:name="P46" style:family="paragraph" style:parent-style-name="Standard">
      <style:text-properties fo:font-size="12pt" officeooo:rsid="00050cfe" officeooo:paragraph-rsid="006737d0" style:font-size-asian="12pt" style:font-size-complex="12pt"/>
    </style:style>
    <style:style style:name="P47" style:family="paragraph" style:parent-style-name="Standard">
      <style:text-properties fo:font-size="12pt" officeooo:rsid="00050cfe" officeooo:paragraph-rsid="0065be9c" style:font-size-asian="12pt" style:font-size-complex="12pt"/>
    </style:style>
    <style:style style:name="P48" style:family="paragraph" style:parent-style-name="Standard">
      <style:text-properties fo:font-size="12pt" officeooo:rsid="00050cfe" officeooo:paragraph-rsid="006a9d08" style:font-size-asian="12pt" style:font-size-complex="12pt"/>
    </style:style>
    <style:style style:name="P49" style:family="paragraph" style:parent-style-name="Standard">
      <style:text-properties fo:font-size="12pt" officeooo:rsid="00050cfe" officeooo:paragraph-rsid="0068f7ad" style:font-size-asian="12pt" style:font-size-complex="12pt"/>
    </style:style>
    <style:style style:name="P50" style:family="paragraph" style:parent-style-name="Standard">
      <style:text-properties fo:font-size="12pt" officeooo:rsid="00050cfe" officeooo:paragraph-rsid="006aa036" style:font-size-asian="12pt" style:font-size-complex="12pt"/>
    </style:style>
    <style:style style:name="P51" style:family="paragraph" style:parent-style-name="Standard">
      <style:text-properties fo:font-size="12pt" officeooo:rsid="00050cfe" officeooo:paragraph-rsid="00777792" style:font-size-asian="12pt" style:font-size-complex="12pt"/>
    </style:style>
    <style:style style:name="P52" style:family="paragraph" style:parent-style-name="Standard">
      <style:text-properties fo:font-size="12pt" officeooo:rsid="00050cfe" officeooo:paragraph-rsid="00790e0e" style:font-size-asian="12pt" style:font-size-complex="12pt"/>
    </style:style>
    <style:style style:name="P53" style:family="paragraph" style:parent-style-name="Standard">
      <style:text-properties fo:font-size="12pt" officeooo:rsid="00050cfe" officeooo:paragraph-rsid="007f1e46" style:font-size-asian="12pt" style:font-size-complex="12pt"/>
    </style:style>
    <style:style style:name="P54" style:family="paragraph" style:parent-style-name="Standard">
      <style:text-properties fo:font-size="12pt" officeooo:rsid="00050cfe" officeooo:paragraph-rsid="00878bdc" style:font-size-asian="12pt" style:font-size-complex="12pt"/>
    </style:style>
    <style:style style:name="P55" style:family="paragraph" style:parent-style-name="Standard">
      <style:text-properties fo:font-size="12pt" officeooo:rsid="00050cfe" officeooo:paragraph-rsid="008d3bcd" style:font-size-asian="12pt" style:font-size-complex="12pt"/>
    </style:style>
    <style:style style:name="P56" style:family="paragraph" style:parent-style-name="Standard">
      <style:text-properties fo:font-size="12pt" officeooo:rsid="00050cfe" officeooo:paragraph-rsid="0092c408" style:font-size-asian="12pt" style:font-size-complex="12pt"/>
    </style:style>
    <style:style style:name="P57" style:family="paragraph" style:parent-style-name="Standard">
      <style:text-properties fo:font-size="12pt" officeooo:rsid="00050cfe" officeooo:paragraph-rsid="0097fe00" style:font-size-asian="12pt" style:font-size-complex="12pt"/>
    </style:style>
    <style:style style:name="P58" style:family="paragraph" style:parent-style-name="Standard">
      <style:text-properties fo:font-size="12pt" officeooo:rsid="00050cfe" officeooo:paragraph-rsid="009a1d8b" style:font-size-asian="12pt" style:font-size-complex="12pt"/>
    </style:style>
    <style:style style:name="P59" style:family="paragraph" style:parent-style-name="Standard">
      <style:text-properties fo:font-size="12pt" officeooo:rsid="00050cfe" officeooo:paragraph-rsid="00a7a9f9" style:font-size-asian="12pt" style:font-size-complex="12pt"/>
    </style:style>
    <style:style style:name="P60" style:family="paragraph" style:parent-style-name="Standard">
      <style:text-properties fo:font-size="12pt" officeooo:rsid="00050cfe" officeooo:paragraph-rsid="00aaa399" style:font-size-asian="12pt" style:font-size-complex="12pt"/>
    </style:style>
    <style:style style:name="P61" style:family="paragraph" style:parent-style-name="Standard">
      <style:text-properties fo:font-size="12pt" officeooo:rsid="00050cfe" officeooo:paragraph-rsid="00b54400" style:font-size-asian="12pt" style:font-size-complex="12pt"/>
    </style:style>
    <style:style style:name="P62" style:family="paragraph" style:parent-style-name="Standard">
      <style:text-properties fo:font-size="12pt" officeooo:rsid="00050cfe" officeooo:paragraph-rsid="00b55b63" style:font-size-asian="12pt" style:font-size-complex="12pt"/>
    </style:style>
    <style:style style:name="P63" style:family="paragraph" style:parent-style-name="Standard">
      <style:text-properties fo:font-size="12pt" officeooo:rsid="002f503e" officeooo:paragraph-rsid="002f503e" style:font-size-asian="12pt" style:font-size-complex="12pt"/>
    </style:style>
    <style:style style:name="P64" style:family="paragraph" style:parent-style-name="Standard">
      <style:text-properties fo:font-size="12pt" officeooo:rsid="00777792" officeooo:paragraph-rsid="00777792" style:font-size-asian="12pt" style:font-size-complex="12pt"/>
    </style:style>
    <style:style style:name="P65" style:family="paragraph" style:parent-style-name="Standard">
      <style:text-properties fo:font-size="12pt" officeooo:rsid="007a558b" officeooo:paragraph-rsid="007a558b" style:font-size-asian="12pt" style:font-size-complex="12pt"/>
    </style:style>
    <style:style style:name="P66" style:family="paragraph" style:parent-style-name="Standard">
      <style:text-properties fo:font-size="12pt" officeooo:rsid="007c2365" officeooo:paragraph-rsid="007c2365" style:font-size-asian="12pt" style:font-size-complex="12pt"/>
    </style:style>
    <style:style style:name="P67" style:family="paragraph" style:parent-style-name="Standard">
      <style:text-properties fo:font-size="12pt" officeooo:rsid="007ed198" officeooo:paragraph-rsid="007ed198" style:font-size-asian="12pt" style:font-size-complex="12pt"/>
    </style:style>
    <style:style style:name="P68" style:family="paragraph" style:parent-style-name="Standard">
      <style:text-properties fo:font-size="12pt" officeooo:rsid="007f1e46" officeooo:paragraph-rsid="007f1e46" style:font-size-asian="12pt" style:font-size-complex="12pt"/>
    </style:style>
    <style:style style:name="P69" style:family="paragraph" style:parent-style-name="Standard">
      <style:text-properties fo:font-size="12pt" officeooo:rsid="007fb171" officeooo:paragraph-rsid="007fb171" style:font-size-asian="12pt" style:font-size-complex="12pt"/>
    </style:style>
    <style:style style:name="P70" style:family="paragraph" style:parent-style-name="Standard">
      <style:text-properties fo:font-size="12pt" officeooo:rsid="00830e2a" officeooo:paragraph-rsid="00830e2a" style:font-size-asian="12pt" style:font-size-complex="12pt"/>
    </style:style>
    <style:style style:name="P71" style:family="paragraph" style:parent-style-name="Standard">
      <style:text-properties fo:font-size="12pt" officeooo:rsid="00833d1d" officeooo:paragraph-rsid="00833d1d" style:font-size-asian="12pt" style:font-size-complex="12pt"/>
    </style:style>
    <style:style style:name="P72" style:family="paragraph" style:parent-style-name="Standard">
      <style:text-properties fo:font-size="12pt" officeooo:rsid="00878bdc" officeooo:paragraph-rsid="00878bdc" style:font-size-asian="12pt" style:font-size-complex="12pt"/>
    </style:style>
    <style:style style:name="P73" style:family="paragraph" style:parent-style-name="Standard">
      <style:text-properties fo:font-size="12pt" officeooo:rsid="00895993" officeooo:paragraph-rsid="00895993" style:font-size-asian="12pt" style:font-size-complex="12pt"/>
    </style:style>
    <style:style style:name="P74" style:family="paragraph" style:parent-style-name="Standard">
      <style:text-properties fo:font-size="12pt" officeooo:rsid="0089b230" officeooo:paragraph-rsid="0092c408" style:font-size-asian="12pt" style:font-size-complex="12pt"/>
    </style:style>
    <style:style style:name="P75" style:family="paragraph" style:parent-style-name="Standard">
      <style:text-properties fo:font-size="12pt" officeooo:rsid="008b6a91" officeooo:paragraph-rsid="008b6a91" style:font-size-asian="12pt" style:font-size-complex="12pt"/>
    </style:style>
    <style:style style:name="P76" style:family="paragraph" style:parent-style-name="Standard">
      <style:text-properties fo:font-size="12pt" officeooo:rsid="008d3bcd" officeooo:paragraph-rsid="008e4a26" style:font-size-asian="12pt" style:font-size-complex="12pt"/>
    </style:style>
    <style:style style:name="P77" style:family="paragraph" style:parent-style-name="Standard">
      <style:text-properties fo:font-size="12pt" officeooo:rsid="0094f413" officeooo:paragraph-rsid="0094f413" style:font-size-asian="12pt" style:font-size-complex="12pt"/>
    </style:style>
    <style:style style:name="P78" style:family="paragraph" style:parent-style-name="Standard">
      <style:text-properties fo:font-size="12pt" officeooo:rsid="0094f413" officeooo:paragraph-rsid="0097fe00" style:font-size-asian="12pt" style:font-size-complex="12pt"/>
    </style:style>
    <style:style style:name="P79" style:family="paragraph" style:parent-style-name="Standard">
      <style:text-properties fo:font-size="12pt" officeooo:rsid="00961a4e" officeooo:paragraph-rsid="00961a4e" style:font-size-asian="12pt" style:font-size-complex="12pt"/>
    </style:style>
    <style:style style:name="P80" style:family="paragraph" style:parent-style-name="Standard">
      <style:text-properties fo:font-size="12pt" officeooo:rsid="00961a4e" officeooo:paragraph-rsid="009824d9" style:font-size-asian="12pt" style:font-size-complex="12pt"/>
    </style:style>
    <style:style style:name="P81" style:family="paragraph" style:parent-style-name="Standard">
      <style:text-properties fo:font-size="12pt" officeooo:rsid="009a1d8b" officeooo:paragraph-rsid="009a1d8b" style:font-size-asian="12pt" style:font-size-complex="12pt"/>
    </style:style>
    <style:style style:name="P82" style:family="paragraph" style:parent-style-name="Standard">
      <style:text-properties fo:font-size="12pt" officeooo:rsid="009a1d8b" officeooo:paragraph-rsid="00b939d4" style:font-size-asian="12pt" style:font-size-complex="12pt"/>
    </style:style>
    <style:style style:name="P83" style:family="paragraph" style:parent-style-name="Standard">
      <style:text-properties fo:font-size="12pt" officeooo:rsid="009bd341" officeooo:paragraph-rsid="009bd341" style:font-size-asian="12pt" style:font-size-complex="12pt"/>
    </style:style>
    <style:style style:name="P84" style:family="paragraph" style:parent-style-name="Standard">
      <style:text-properties fo:font-size="12pt" officeooo:rsid="00a88831" officeooo:paragraph-rsid="00a88831" style:font-size-asian="12pt" style:font-size-complex="12pt"/>
    </style:style>
    <style:style style:name="P85" style:family="paragraph" style:parent-style-name="Standard">
      <style:text-properties fo:font-size="12pt" officeooo:rsid="00aa2d48" officeooo:paragraph-rsid="00aa2d48" style:font-size-asian="12pt" style:font-size-complex="12pt"/>
    </style:style>
    <style:style style:name="P86" style:family="paragraph" style:parent-style-name="Standard">
      <style:text-properties fo:font-size="12pt" officeooo:rsid="00aaa399" officeooo:paragraph-rsid="00aaa399" style:font-size-asian="12pt" style:font-size-complex="12pt"/>
    </style:style>
    <style:style style:name="P87" style:family="paragraph" style:parent-style-name="Standard">
      <style:text-properties fo:font-size="12pt" officeooo:rsid="00b20524" officeooo:paragraph-rsid="00b20524" style:font-size-asian="12pt" style:font-size-complex="12pt"/>
    </style:style>
    <style:style style:name="P88" style:family="paragraph" style:parent-style-name="Standard">
      <style:text-properties fo:font-size="12pt" officeooo:rsid="00b673bb" officeooo:paragraph-rsid="0063d5bd" style:font-size-asian="12pt" style:font-size-complex="12pt"/>
    </style:style>
    <style:style style:name="P89" style:family="paragraph" style:parent-style-name="Standard">
      <style:text-properties fo:font-size="12pt" officeooo:rsid="009a1d8b" officeooo:paragraph-rsid="009a1d8b" style:font-size-asian="12pt" style:font-size-complex="12pt"/>
    </style:style>
    <style:style style:name="P90" style:family="paragraph" style:parent-style-name="Standard">
      <style:text-properties fo:font-size="18pt" officeooo:rsid="000050cb" officeooo:paragraph-rsid="000050cb" style:font-size-asian="18pt" style:font-size-complex="18pt"/>
    </style:style>
    <style:style style:name="P91" style:family="paragraph" style:parent-style-name="Standard">
      <style:text-properties fo:color="#ff3838" fo:font-size="10.5pt" fo:font-weight="bold" officeooo:rsid="00bba0b5" officeooo:paragraph-rsid="00bba0b5" style:font-size-asian="10.5pt" style:font-weight-asian="bold" style:font-size-complex="10.5pt" style:font-weight-complex="bold"/>
    </style:style>
    <style:style style:name="T1" style:family="text">
      <style:text-properties officeooo:rsid="00050cfe"/>
    </style:style>
    <style:style style:name="T2" style:family="text">
      <style:text-properties officeooo:rsid="00082bdd"/>
    </style:style>
    <style:style style:name="T3" style:family="text">
      <style:text-properties officeooo:rsid="000bdd99"/>
    </style:style>
    <style:style style:name="T4" style:family="text">
      <style:text-properties officeooo:rsid="002d5b51"/>
    </style:style>
    <style:style style:name="T5" style:family="text">
      <style:text-properties officeooo:rsid="00311055"/>
    </style:style>
    <style:style style:name="T6" style:family="text">
      <style:text-properties officeooo:rsid="007814b4"/>
    </style:style>
    <style:style style:name="T7" style:family="text">
      <style:text-properties officeooo:rsid="00790e0e"/>
    </style:style>
    <style:style style:name="T8" style:family="text">
      <style:text-properties officeooo:rsid="007d7c16"/>
    </style:style>
    <style:style style:name="T9" style:family="text">
      <style:text-properties officeooo:rsid="007ed198"/>
    </style:style>
    <style:style style:name="T10" style:family="text">
      <style:text-properties officeooo:rsid="007fb171"/>
    </style:style>
    <style:style style:name="T11" style:family="text">
      <style:text-properties officeooo:rsid="00806b4b"/>
    </style:style>
    <style:style style:name="T12" style:family="text">
      <style:text-properties officeooo:rsid="00841cc6"/>
    </style:style>
    <style:style style:name="T13" style:family="text">
      <style:text-properties officeooo:rsid="0085822b"/>
    </style:style>
    <style:style style:name="T14" style:family="text">
      <style:text-properties officeooo:rsid="00874b87"/>
    </style:style>
    <style:style style:name="T15" style:family="text">
      <style:text-properties officeooo:rsid="0089b230"/>
    </style:style>
    <style:style style:name="T16" style:family="text">
      <style:text-properties officeooo:rsid="008d3bcd"/>
    </style:style>
    <style:style style:name="T17" style:family="text">
      <style:text-properties officeooo:rsid="008e4a26"/>
    </style:style>
    <style:style style:name="T18" style:family="text">
      <style:text-properties officeooo:rsid="008fdfa6"/>
    </style:style>
    <style:style style:name="T19" style:family="text">
      <style:text-properties officeooo:rsid="0090eb6f"/>
    </style:style>
    <style:style style:name="T20" style:family="text">
      <style:text-properties officeooo:rsid="0092c408"/>
    </style:style>
    <style:style style:name="T21" style:family="text">
      <style:text-properties officeooo:rsid="0094f413"/>
    </style:style>
    <style:style style:name="T22" style:family="text">
      <style:text-properties officeooo:rsid="00959d82"/>
    </style:style>
    <style:style style:name="T23" style:family="text">
      <style:text-properties officeooo:rsid="0097fe00"/>
    </style:style>
    <style:style style:name="T24" style:family="text">
      <style:text-properties officeooo:rsid="009824d9"/>
    </style:style>
    <style:style style:name="T25" style:family="text">
      <style:text-properties officeooo:rsid="009a1d8b"/>
    </style:style>
    <style:style style:name="T26" style:family="text">
      <style:text-properties officeooo:rsid="009d809c"/>
    </style:style>
    <style:style style:name="T27" style:family="text">
      <style:text-properties officeooo:rsid="009e4b26"/>
    </style:style>
    <style:style style:name="T28" style:family="text">
      <style:text-properties officeooo:rsid="009f659f"/>
    </style:style>
    <style:style style:name="T29" style:family="text">
      <style:text-properties officeooo:rsid="00a0fa3c"/>
    </style:style>
    <style:style style:name="T30" style:family="text">
      <style:text-properties officeooo:rsid="00a30534"/>
    </style:style>
    <style:style style:name="T31" style:family="text">
      <style:text-properties officeooo:rsid="00a7a9f9"/>
    </style:style>
    <style:style style:name="T32" style:family="text">
      <style:text-properties officeooo:rsid="00a88831"/>
    </style:style>
    <style:style style:name="T33" style:family="text">
      <style:text-properties officeooo:rsid="00aa2d48"/>
    </style:style>
    <style:style style:name="T34" style:family="text">
      <style:text-properties officeooo:rsid="00aaa399"/>
    </style:style>
    <style:style style:name="T35" style:family="text">
      <style:text-properties officeooo:rsid="00ac285d"/>
    </style:style>
    <style:style style:name="T36" style:family="text">
      <style:text-properties officeooo:rsid="00adbbd4"/>
    </style:style>
    <style:style style:name="T37" style:family="text">
      <style:text-properties officeooo:rsid="00ae4a6e"/>
    </style:style>
    <style:style style:name="T38" style:family="text">
      <style:text-properties officeooo:rsid="00b02b23"/>
    </style:style>
    <style:style style:name="T39" style:family="text">
      <style:text-properties officeooo:rsid="00b18d37"/>
    </style:style>
    <style:style style:name="T40" style:family="text">
      <style:text-properties officeooo:rsid="00b20524"/>
    </style:style>
    <style:style style:name="T41" style:family="text">
      <style:text-properties officeooo:rsid="00b3c537"/>
    </style:style>
    <style:style style:name="T42" style:family="text">
      <style:text-properties officeooo:rsid="00b7e49c"/>
    </style:style>
    <style:style style:name="T43" style:family="text">
      <style:text-properties officeooo:rsid="00b939d4"/>
    </style:style>
    <style:style style:name="T44" style:family="text">
      <style:text-properties officeooo:rsid="00babbc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键盘方案还没写完</text:p>
      <text:p text:style-name="P91">记谱方案单独开文档写。</text:p>
      <text:p text:style-name="P1"/>
      <text:p text:style-name="P1">钢琴键盘 和 记谱方式 改良方案探讨</text:p>
      <text:p text:style-name="P1"/>
      <text:p text:style-name="P2">作者：YagaoDirac<text:span text:style-name="T4">（yagaodirac@gmail.com）</text:span></text:p>
      <text:p text:style-name="P2"/>
      <text:p text:style-name="P2">写在开头：</text:p>
      <text:p text:style-name="P2">我就不写我是怎么学相关的知识的了。反正感谢NiceChord，直接去youtube上搜这个频道吧，不赘述了。</text:p>
      <text:p text:style-name="P2">还有一个题外话，这篇文章，还有当时我准备要写的中文语法改良方案探讨，暂时不想单独开一个reporetory，就全部都放在游戏玩法研究所的内参里了。以后需要了再单独弄。</text:p>
      <text:p text:style-name="P2">就废话这些。</text:p>
      <text:p text:style-name="P7">文中不特别说明的情况下，以中央C键为讨论默认位置<text:span text:style-name="T3">，尽量简化情况。</text:span></text:p>
      <text:p text:style-name="P63">（现在暂时只有我一个人参与了本文，遇到很多问题。以后可能会尽量多找一些朋友来共同讨论吧。开头有邮箱，有事情就写给我<text:span text:style-name="T5">。欢迎加入，有贡献的都会留名字的。</text:span>）</text:p>
      <text:p text:style-name="P63"/>
      <text:p text:style-name="P64">追加一小段。</text:p>
      <text:p text:style-name="P51">简单说明一下，本文除了讨论基于现在的钢琴键盘进行的改良方案的讨论，还会针对包括Bayan Accordion（巴杨手风琴），一类的矩阵式的键盘方案进行一个很粗略的讨论。其中的区别是，钢琴键盘有明确的一个展开方向，或者说，二维平面的2个轴的地位是不对称的。如果还要我再用另外一种方式来描述，可能就是，拿着现在的钢琴键盘布局做调整，和拿手风琴键盘布局做调整的差异。具体到真实的可以找到的东西，钢琴键盘布局通常是一根一根细长的机械按键，而手风琴那个体系是一个一个的圆的，或者接近正方形的按键，而且还不一定是机械按键，文中会提到一些现有的基于触摸板（屏）技术来制作的乐器。</text:p>
      <text:p text:style-name="P51">总之就是希望你们不要看到<text:span text:style-name="T6">相关章节</text:span>的时候觉得很奇怪。当然，肯定也可以跳过不看。</text:p>
      <text:p text:style-name="P3"/>
      <text:p text:style-name="P3"/>
      <text:p text:style-name="P2">正文：</text:p>
      <text:p text:style-name="P2">【1，为什么要改良】</text:p>
      <text:p text:style-name="P4">因为现在的版本用着不舒服，不顺手。</text:p>
      <text:p text:style-name="P4">完。</text:p>
      <text:p text:style-name="P4"/>
      <text:p text:style-name="P4">emmm。</text:p>
      <text:p text:style-name="P4">完不了，还是要慢慢写。</text:p>
      <text:p text:style-name="P4">其实我每次写开头的这一段铺垫，都觉得很心烦，但是没办法，还是要写啊。</text:p>
      <text:p text:style-name="P4"/>
      <text:p text:style-name="P4">我就直接说了吧，现在的钢琴键盘，一个周期里面7白5黑的布局，和现在的五线谱，到底有多糟糕。</text:p>
      <text:p text:style-name="P4">【1，1现行键盘布局的缺点】</text:p>
      <text:p text:style-name="P4">现在的7加5的模式，只对C Major友好，其他都不怎么样。有一些使用的键和c major相似的，勉强还不错。同一个和弦可能有非常多的指法，导致指法和和弦的实质的对应关系非常糟糕。12种大调音阶有12个不同的手法。音阶根音不直观。移调非常麻烦。</text:p>
      <text:p text:style-name="P4">最近有和一位Bilibili的视频制作者（up主）聊天，这位up主叫做 卷 Maki ，读者可以直接去找他的视频看，反正我觉得他很厉害。聊天当中他就透露了，他觉得练钢琴的指法是一件非常烦的事情，他很希望有什么办法可以把这个事情去掉。</text:p>
      <text:p text:style-name="P4"><text:soft-page-break/>当然如果是做过很多编辑类工作的朋友都应该知道，一个工具，越直观，转换次数越少，往往越好用，越强大，最终做出来的东西往往也就越厉害。有时候真的会纯粹因为一个工具的结构，而选用或者抛弃。</text:p>
      <text:p text:style-name="P4"/>
      <text:p text:style-name="P4">【1，2现行的五线谱体系的缺点】</text:p>
      <text:p text:style-name="P4">老实说，我从认真研究五线谱，到现在，断断续续有几年了，真的搞不懂。中间的转换关系太多了，好几层，非常糟糕，而且基本上都是记谱规则导致的，至少非常少的内容是来自乐理。</text:p>
      <text:p text:style-name="P5">比如从五线谱上读一个音，第一步，找出音的名字，比如说是C，第二步，往前找，看同一行有没有升降几号，第三部，如果不是比较靠中间的位置的音，还要在开头的掉号上找一下某些相互关联的位置是否有一个升降记号，第四部，结合键盘，如果是Cb，就是B，因为两个之间没有黑键，如果是Db，就是黑键。如果你读得很心烦，那么ok，达到效果了。</text:p>
      <text:p text:style-name="P6">同一个功能的和弦，在五线谱上，会因为音高的一点点差异而带上升降记号，后面会具体讨论，反正很不直观。导致我看到过的五线谱，基本上都会用英语字母的方式对和弦进行标记。那既然要用英语字母来标记，那音符是干嘛的呢？至少我觉得五线谱本身应该可以表达最核心的内容。</text:p>
      <text:p text:style-name="P6">调号系统就不说了，简直是灾难。直接导致了大量的还原记号的使用。</text:p>
      <text:p text:style-name="P6">而且高音谱号的五线谱的音名和低音谱号的还不一样，还要专门单独记忆。有那么困难吗，其实就差了一格，调整一下就完事，为什么这么多年了就还是不做调整？故意的吧？跪求被抛弃吗？还是觉得没有后世敢写这样的文章来批评现行的规范？</text:p>
      <text:p text:style-name="P6"/>
      <text:p text:style-name="P6">事实上五线谱也是音乐方面的一大劝退点<text:span text:style-name="T1">。不用我证明吧？至少我刚才提到的up主，卷 Maki，就基本不使用五线谱，你们可以从他的视频里面看到，他的记谱方式是简谱加一些和弦记号，当然肯定有一些是他自行规定的。他的标记方法也有一些问题，不过我不打算在这儿讲太多题外话，有空了我会和他一起决定要不要把这一块写出来，运气好的话，各位是可以看到卷Maki本人的想法的。</text:span></text:p>
      <text:p text:style-name="P8">或者你们直接去他的视频里面留言跟他讲？<text:span text:style-name="T2">[斜眼笑]</text:span></text:p>
      <text:p text:style-name="P8"/>
      <text:p text:style-name="P9"/>
      <text:p text:style-name="P10"/>
      <text:p text:style-name="P11">【2，钢琴式键盘布局的其他思路】</text:p>
      <text:p text:style-name="P12"/>
      <text:p text:style-name="P13">那么以下开始讨论。</text:p>
      <text:p text:style-name="P13"/>
      <text:p text:style-name="P14">针对现在的键盘的各种问题，我大概提出了几个不成熟的方案。其实我觉得，这些方案肯定早就已经有很多人提过了，只是各种原因，我没看到。其中的多数应该是根本就没有被制作出来过。所以怎么说呢，应该算是重复发明，而我本人对重复发明的态度是比较差的，我觉得这是典型的浪费时间，浪费资源。我希望我今天的文章能引起大家的兴趣，把这一块往下推进一下。</text:p>
      <text:p text:style-name="P14"/>
      <text:p text:style-name="P14">其实现在的键盘过于特异化，可能和当年的一些音高关系有关，我不想做过多揣测。核心的不足在于空间重复性太差，导致指法非常零散，导致人们浪费大量时间在适应键盘布局上。</text:p>
      <text:p text:style-name="P14">如果提高键盘布局的空间重复性，则可以大幅改善。</text:p>
      <text:p text:style-name="P15">另外，还必须考虑常用的指法是否对手或者眼睛太过不友好，比如距离太大，或者键太小，或者键没有标记。</text:p>
      <text:p text:style-name="P16">再另外，我还会稍微考虑一下和记谱方案的配合。</text:p>
      <text:p text:style-name="P16">最后就是和现行的方案的可继承度。我当然不希望让所有人都从头重新练。这个和我之前提的中文语法改良方案里面的出发点非常类似（所以那篇文章卡住了）。</text:p>
      <text:p text:style-name="P15"/>
      <text:p text:style-name="P17">还是来个格式吧。</text:p>
      <text:p text:style-name="P17"><text:soft-page-break/>指法简化】（和和弦结构的对应关系就包含进去了，就不写了。如果有必要论证的话再补）</text:p>
      <text:p text:style-name="P52">是否兼容非全8度的周期性】</text:p>
      <text:p text:style-name="P17">对手和眼睛的友好】</text:p>
      <text:p text:style-name="P17">是否有直观的记谱方案】</text:p>
      <text:p text:style-name="P17">继承程度】</text:p>
      <text:p text:style-name="P17"/>
      <text:p text:style-name="P18">【3，键盘布局的其他的备选方案的思路】</text:p>
      <text:p text:style-name="P15">【3，1纯白键方案（应该是不行的）】</text:p>
      <text:p text:style-name="P17"/>
      <text:p text:style-name="P17">指法简化】最高的重复性，大概就是，纯白键了吧。所有的大调音阶都是完全相同的指法，所有的和弦，只要结构是相同的，指法就是唯一的，根音只影响具体的位置。转调就是挪一下屁股的事情。</text:p>
      <text:p text:style-name="P17"/>
      <text:p text:style-name="P19">是否兼容非全8度的周期性】完全ok。<text:span text:style-name="T7">但是辨认可能会有困难，需要在键盘的装饰上下点功夫。</text:span></text:p>
      <text:p text:style-name="P17"/>
      <text:p text:style-name="P17">对手和眼睛的友好】但是纯白键也有很多不现实的地方，比如白键宽度23mm，12颗一字排开，就是276mm，而现行的只有7个，是161mm，增加了71%。就是说，纯白键方案的一个完全8度对手的要求，和现行的一个大13度，一样。如果把白键的宽度减小，可能对手和眼睛都是一个不友好的事情。</text:p>
      <text:p text:style-name="P20">如果纯白键方案可以通过改变键的宽度从而增加可用性，可能也不错。但是考虑到音色踏板的影响，我觉得这个方案无论如何不可能兼容纯牛顿力学的钢琴。至于数字化的设备嘛，那就不知道了。</text:p>
      <text:p text:style-name="P21">不过总体来说，这个方案的手感层面的问题有点严重，所以先排除，不做深入讨论。</text:p>
      <text:p text:style-name="P20"/>
      <text:p text:style-name="P17">是否有直观的记谱方案】我觉得有。具体参考【<text:span text:style-name="T6">4</text:span>】</text:p>
      <text:p text:style-name="P17"/>
      <text:p text:style-name="P17">继承程度】等我问了卷再来补。应该还不错。</text:p>
      <text:p text:style-name="P20"/>
      <text:p text:style-name="P20"/>
      <text:p text:style-name="P16">【3，2 6加6方案（YagaoDirac的推荐）】</text:p>
      <text:p text:style-name="P17">6个白键加6个黑键。可以理解为把现在的CDE变成黑键，而C#和D#变成白键。当然如果你希望C依然是白键，那么就理解为FGAB变黑，F#G#A#变白。我这儿的描述是以C键保持白键进行的。</text:p>
      <text:p text:style-name="P22"/>
      <text:p text:style-name="P22">指法简化】我粗略估算了一下，所有指法都只有2种，包括和弦，音阶。移调的话，总共也就是2种指法，应该还是很容易的。根音，和弦结构，都很容易从视觉上识别。</text:p>
      <text:p text:style-name="P22"/>
      <text:p text:style-name="P19">是否兼容非全8度的周期性】对双数兼容。主要效果体现在兼容14和16个键的情况。具体我不懂，但是我有预感这两个数字的周期性其实是有说法的。</text:p>
      <text:p text:style-name="P22"/>
      <text:p text:style-name="P22">对手和眼睛的友好】手感应该和现行的类似。只是识别，我觉得以今天的制造技术应该不是问题。由于音色踏板会让键盘左右跑，可能会造成影响。不过考虑到今天的设备很多都是数字化的，所以应该不是什么问题。（因为我相信传统钢琴生产商应该不可能对新的键盘布局有兴趣，除非市占率高到很夸张）</text:p>
      <text:p text:style-name="P22"/>
      <text:p text:style-name="P22">是否有直观的记谱方案】有，现在暂时想到的2个方案都是以这个键盘布局为最完美对应的，而且可能是最直观的。</text:p>
      <text:p text:style-name="P22"/>
      <text:p text:style-name="P22"><text:soft-page-break/>继承程度】我觉得会很好。但是真的要问问他们专业的</text:p>
      <text:p text:style-name="P22"/>
      <text:p text:style-name="P22"/>
      <text:p text:style-name="P19">【3，3 8加4方案】</text:p>
      <text:p text:style-name="P19">不是8加9啊。。[逃]</text:p>
      <text:p text:style-name="P19">8个白键，4个黑键。白黑白，乘以4。也就是现行的c c# d和a a# b保留。其他打散。对应关系其实不是很好。</text:p>
      <text:p text:style-name="P19"/>
      <text:p text:style-name="P22">指法简化】3套指法。对称性不好，指法和结构对应关系几乎不太有，相比现行方案几乎不存在优势。不过对爵士相关的调式有特殊的友好性（这个我其实不懂，只是看了点nicechord的视频，然后妄自揣测。有误的话请直接联系我）。</text:p>
      <text:p text:style-name="P22"/>
      <text:p text:style-name="P19">是否兼容非全8度的周期性】兼容3的倍数。但是感觉没什么用。15和18？（这就是为什么，我一个人写不下来这篇文章）。</text:p>
      <text:p text:style-name="P22"/>
      <text:p text:style-name="P22">对手和眼睛的友好】手感和现行的类似，稍微宽一点点。对眼睛应该是非常友好的吧。</text:p>
      <text:p text:style-name="P22"/>
      <text:p text:style-name="P22">是否有直观的记谱方案】应该有，不过手写可能不是很易读。后面会讨论。</text:p>
      <text:p text:style-name="P22"/>
      <text:p text:style-name="P22">继承程度】好像很糟糕。</text:p>
      <text:p text:style-name="P10"/>
      <text:p text:style-name="P10"/>
      <text:p text:style-name="P23">【3，4 三行方案（应该也是不行的）】</text:p>
      <text:p text:style-name="P24">有点类似电脑键盘的布局，分成三行。我觉得最不可行的一种，不想浪费时间的可以跳过了。</text:p>
      <text:p text:style-name="P25">具体来说，就是现在的布局是白键第一行，黑键是第二行。这个布局就是在这个基础上再加一行。如果按照电脑键盘的方向，左上，到右下，那么电脑上的q a z，大概应该是对应c c# d。如果是左下到右上，类似电脑的z s e的位置，来对应前面说的c c# d。我感觉这个方案没有潜力，就没有具体比较这两个具体的布局了。</text:p>
      <text:p text:style-name="P10"/>
      <text:p text:style-name="P19">指法简化】总共3种指法，其实是有简化的。毕竟重复读和上面的8加4方案是一样的。对爵士的友好性和8加4方案的讨论相似。</text:p>
      <text:p text:style-name="P19"/>
      <text:p text:style-name="P25">是否兼容非全8度的周期性】8加4方案相同。ctrl v，兼容3的倍数。但是感觉没什么用。15和18？（这就是为什么，我一个人写不下来这篇文章）。</text:p>
      <text:p text:style-name="P25"/>
      <text:p text:style-name="P19">对手和眼睛的友好】我觉得这个方案对手非常不友好，反正我不觉得我能正常的去按3行的，钢琴手感，或者半配重的，机械按键。对眼睛的友好性可以通过加宽按键，和增加其他的标记来提升。</text:p>
      <text:p text:style-name="P19"/>
      <text:p text:style-name="P26">是否有直观的记谱方案】8加4方案相同。ctrl v，应该有，不过手写可能不是很易读。后面会讨论。</text:p>
      <text:p text:style-name="P26"/>
      <text:p text:style-name="P19">继承程度】应该是全无吧。</text:p>
      <text:p text:style-name="P19"/>
      <text:p text:style-name="P65">（方案的对比放在【5】。不想看【4】的可以跳过）</text:p>
      <text:p text:style-name="P19"/>
      <text:p text:style-name="P65"/>
      <text:p text:style-name="P66">【4，对等二维空间类方案】</text:p>
      <text:p text:style-name="P66"><text:soft-page-break/>名字取得有点吓人，非常的理科生的感觉。</text:p>
      <text:p text:style-name="P66">我简单解释一下。最最开头说了，文章里面会把键盘布局分为2个大类，一个是基于钢琴键盘，一长条一长条的，但是这种长条直接的限制了行数。对于3行方案来说，演奏会有很大的困难。或者说，更像是1维的方案，黑键只是被挤出去了，有点像玉米的两端的情况。</text:p>
      <text:p text:style-name="P66">而这一段要讨论的，是真正的2维的方案。这些键盘方案甚至可以旋转一个角度使用。而且由于是2维的，所以并不一定是正方形布局，还有可能是三角形布局，有点像围棋棋盘和跳棋棋盘的区别。这个会直接导致一些空间对称性，按键布局方案，以及指法上的差异。但是由于本文的重点不在这儿，或者至少今天，2020年，我不想在这个方向上做过多展开。</text:p>
      <text:p text:style-name="P66">以下列出我知道的“已经存在”的方案。对，已经存在的。</text:p>
      <text:p text:style-name="P65"/>
      <text:p text:style-name="P27">【<text:span text:style-name="T8">4，1</text:span>Roger Linn】</text:p>
      <text:p text:style-name="P27">直接去youtube上找他的频道吧。</text:p>
      <text:p text:style-name="P27">简单来说，他的策略是用一个触摸屏，或者也可能是触摸板，我不想讨论显示功能。触摸板的好处是，不再因为物理外观的关系，而限制行数。刚才的三行方案，如果在触摸板上的表现是有可能比现在的机械式的按键好的，具体我没论证过，回头再补。另外一个特点就是，他的方案里面，有多个按键对应同一个音。事实上仔细看他的视频的话，会发现，右边的音比左边的高小2度，c和c#的关系。上面的音比下面的高全4度，c和f的关系。我猜这种重复应该主要是为了给一些比较不好按的和弦多一些选择吧。不过我个人觉得，上下之间差全4度，而不是增4度，可能是一个需要斟酌的细节。</text:p>
      <text:p text:style-name="P19"/>
      <text:p text:style-name="P25">指法简化】如果手能够得着，确实是只有一套指法。但是由于有一些不好按的情况，所以可能还是比较麻烦的。不好说，需要认真评估。</text:p>
      <text:p text:style-name="P25"/>
      <text:p text:style-name="P25">是否兼容非全8度的周期性】好像连全8度的周期性也基本不兼容。完全靠重复度。需要专家意见。</text:p>
      <text:p text:style-name="P25"/>
      <text:p text:style-name="P25">对手和眼睛的友好】手感一定不会好。类似在触屏手机上打字。而且就现在看到的版本，我觉得键的距离太小了。至于眼睛的友好性，我觉得中下，应该是勉强够用的，毕竟电子化的，可以加很多东西来辅助。</text:p>
      <text:p text:style-name="P25"/>
      <text:p text:style-name="P25">是否有直观的记谱方案】我觉得没有吧。反正我想不出来。键盘太均一化了，没有标志物。</text:p>
      <text:p text:style-name="P25"/>
      <text:p text:style-name="P25">继承程度】全无吧？</text:p>
      <text:p text:style-name="P25"/>
      <text:p text:style-name="P25"/>
      <text:p text:style-name="P28">【<text:span text:style-name="T8">4，2</text:span>其他方案，其二，名字忘了。。】</text:p>
      <text:p text:style-name="P29">本来这个应该是其一的，但是名字忘了，就安排到后面来了。我是先看到这个，后看到Roger Linn的。</text:p>
      <text:p text:style-name="P29">两个方案在布局上有比较大的相似性。</text:p>
      <text:p text:style-name="P29">就我模糊的记忆，视频里面出现了两位男士，以为中年偏老，一位中年偏年轻，他们的乐器，用他们自己的话来说，就是一个吉他，把琴把的部分加宽，然后把共鸣腔那一块整个去掉。弦非常多，形成了一个阵列。但是真正发出声音的并不是弦，而是数字化的设备，侦测到操作以后再合成。也就是说弦的设计可能只是为了手感。</text:p>
      <text:p text:style-name="P30">音的布局上，就我模糊的记忆，左右应该是间隔大二度，上下不记得了，可能是3度或者4度吧。有朋友知道这个东西的，请一定告诉我，谢谢，邮箱在开头。</text:p>
      <text:p text:style-name="P30"/>
      <text:p text:style-name="P31">指法简化】就视频上看到的情况，好像确实很舒服，就是一套。但是宽度不如Roger的方案，所以换行的时候麻烦事情还不少。具体不清楚，需要深入研究。</text:p>
      <text:p text:style-name="P19"><text:soft-page-break/></text:p>
      <text:p text:style-name="P32">是否兼容非全8度的周期性】和Roger方案非常类似。ctrl v，好像连全8度的周期性也基本不兼容。完全靠重复度。需要专家意见。</text:p>
      <text:p text:style-name="P19"/>
      <text:p text:style-name="P33">对手和眼睛的友好】和Roger方案非常类似。手感可能比Roger的好一点，毕竟有一个物理的弦在，触觉是可以辅助定位的。就现在看到的版本，我觉得键的距离太小了。至于眼睛的友好性，我觉得中下，应该是勉强够用的，毕竟电子化的，可以加很多东西来辅助。（基本复制的）</text:p>
      <text:p text:style-name="P33"/>
      <text:p text:style-name="P34">是否有直观的记谱方案】和Roger方案相同。ctrl v，我觉得没有吧。反正我想不出来。键盘太均一化了，没有标志物。</text:p>
      <text:p text:style-name="P34"/>
      <text:p text:style-name="P31">继承程度】如果我的记忆里面的，左右相差大2度，是记对了的，那么其实是有继承一部分的指法。如果上下是相差小2度，那可能指法的情况和6加6方案还有一定的相似性。具体的还是等找到视频了再来研究。</text:p>
      <text:p text:style-name="P31"/>
      <text:p text:style-name="P68">【4，3Bayan Accordion，巴杨手风琴】</text:p>
      <text:p text:style-name="P68">非常感谢Ein的帮助，我是根本不知道手风琴到底是什么情况的。</text:p>
      <text:p text:style-name="P68">在网上查了以后，发现，手风琴的按键布局好像本身就有不同的方案，Bayan是其中一个，而且这个方案本身也有一些变化。</text:p>
      <text:p text:style-name="P68">这个地方只讨论高音的部分。因为他的低音的部分太过妖娆，以及完全不是本文想要讨论的内容了。以后看情况<text:span text:style-name="T10">决定</text:span>要不要展开。</text:p>
      <text:p text:style-name="P69">高音的部分比较类似一个【3，4】里面提到的三行方案，c c# d一列，其中c在最深的地方，手指要伸直一点，d在最浅，最靠近边缘的地方。下一行是d# e f。除了小二度，小三度的这样的递进关系，不难发现，Bayan的布局其实是一个三角形布局，一个键和周围6个键的距离是一样的。这样就多了一个方向，那个方向上的距离是大二度。虽然在手风琴上可能因为手的角度的关系，这个关系并无法利用起来<text:span text:style-name="T11">，但是这个是一个可以利用的特性。甚至3个方向的音程不一定是1，2，3的关系，也可以是1，3，4的关系。</text:span></text:p>
      <text:p text:style-name="P70">另外，在某些Bayan版本里面，其实不止3行，我看到的有5行的，这样就可以提高指法的重用度。类似【4，1】和【4，2】，也是有重复的按键的。</text:p>
      <text:p text:style-name="P70">如果有人直接拿这个方案做一个触摸板，会如何呢？</text:p>
      <text:p text:style-name="P70"/>
      <text:p text:style-name="P71">姑且拿5行的方案来讨论吧。</text:p>
      <text:p text:style-name="P53"/>
      <text:p text:style-name="P53">指法简化】<text:span text:style-name="T12">由于空间重复度很好，所以应该基本上是一个指法对应一个功能。尤其是如果做成触摸板，其实可以远远不止是5行的，换行的问题是可以几乎完全解决的。</text:span></text:p>
      <text:p text:style-name="P53"/>
      <text:p text:style-name="P53">是否兼容非全8度的周期性】<text:span text:style-name="T13">因为有3个方向，一个方向是小2度，所以在这个方向上，任何的周期性都是可以比较好的兼容的，只是距离太远，具体弹奏的时候可能有困难。另外2个方向，一个是大二度，一个是小三度，应该是可以把前面提到的周期性的优点都兼顾到吧，好像是个很厉害的方案。</text:span></text:p>
      <text:p text:style-name="P53"/>
      <text:p text:style-name="P53">对手和眼睛的友好】<text:span text:style-name="T13">正常情况下要看花的吧。至少不会很理想。</text:span></text:p>
      <text:p text:style-name="P53"/>
      <text:p text:style-name="P53">是否有直观的记谱方案】<text:span text:style-name="T14">不太有。和前面2个方案类似。</text:span></text:p>
      <text:p text:style-name="P53"/>
      <text:p text:style-name="P53">继承程度】<text:span text:style-name="T14">无。</text:span></text:p>
      <text:p text:style-name="P31"/>
      <text:p text:style-name="P72"><text:soft-page-break/>不过Bayan的方案还有一些变种，比如我前面说到的，因为有一个方向的相邻按键的音程是另外2个方向的相加，所以至少可以想到1+2，1+3，2+3，1+4一类的方案，他们的指法都会有很大的差异，具体手感就不知道了。以后，如果历史选择了这个路线，再说吧。</text:p>
      <text:p text:style-name="P72"/>
      <text:p text:style-name="P54"/>
      <text:p text:style-name="P35">【<text:span text:style-name="T9">5</text:span>，各种键盘方案对比】</text:p>
      <text:p text:style-name="P36">我最烦的事情还是来了，图片。。。<text:span text:style-name="T9">需要的时候再慢慢补。不急。</text:span></text:p>
      <text:p text:style-name="P67">另外一个比较麻烦的事情是，我不知道到底需要对哪些方面进行对比，所以如果你们觉得我有漏掉一些很重要的，写邮件给我。</text:p>
      <text:p text:style-name="P67"/>
      <text:p text:style-name="P37">这儿规范一下用词。</text:p>
      <text:p text:style-name="P37">现：现行方案。</text:p>
      <text:p text:style-name="P37">白，纯白：纯白方案。</text:p>
      <text:p text:style-name="P37">66：6加6。</text:p>
      <text:p text:style-name="P37">84：消毒液。</text:p>
      <text:p text:style-name="P37">3行：不全部写。</text:p>
      <text:p text:style-name="P37">R：Roger Linn</text:p>
      <text:p text:style-name="P37">不记得名字的等确认清楚再补。</text:p>
      <text:p text:style-name="P73">B：Bayan<text:span text:style-name="T15">。请参考【4，3】</text:span></text:p>
      <text:p text:style-name="P38">问号就是我不懂，研究好了再来补。</text:p>
      <text:p text:style-name="P36"/>
      <text:p text:style-name="P74">为了简化标题，反正<text:span text:style-name="T20">，</text:span>调式，和弦，然后是别的方面。</text:p>
      <text:p text:style-name="P36"/>
      <text:p text:style-name="P39">【<text:span text:style-name="T15">5</text:span>，1<text:span text:style-name="T21">调式</text:span>】</text:p>
      <text:p text:style-name="P77">【5，1，1大调一类的，全全半全全全半系统的】</text:p>
      <text:p text:style-name="P40">指法数：</text:p>
      <text:p text:style-name="P39">现：12</text:p>
      <text:p text:style-name="P39">白：1</text:p>
      <text:p text:style-name="P39">66：2</text:p>
      <text:p text:style-name="P39">84：3</text:p>
      <text:p text:style-name="P39">3行：3</text:p>
      <text:p text:style-name="P39">R：大约2个？</text:p>
      <text:p text:style-name="P75">B：1</text:p>
      <text:p text:style-name="P39"/>
      <text:p text:style-name="P40">根音直观性<text:span text:style-name="T30">（考虑转位，所以不一定是最左边）</text:span></text:p>
      <text:p text:style-name="P58">现：弱<text:span text:style-name="T25">。</text:span></text:p>
      <text:p text:style-name="P81">可能只有用背调式的方式来判断，比如c和f都升了的，就是2个#的，就是D大调，这样。要说直观性，我觉得不存在。</text:p>
      <text:p text:style-name="P41">白：强<text:span text:style-name="T25">。</text:span></text:p>
      <text:p text:style-name="P81">至少可以从没有使用的键直接找到对应位置来判断。</text:p>
      <text:p text:style-name="P41">66：超强</text:p>
      <text:p text:style-name="P81">一行3个键，一行4个键，根音是3个的最左边。</text:p>
      <text:p text:style-name="P41">84：？</text:p>
      <text:p text:style-name="P83">我有空再来推算。</text:p>
      <text:p text:style-name="P41">3行：好像还比较强</text:p>
      <text:p text:style-name="P41">R：强吧，感觉同全白。</text:p>
      <text:p text:style-name="P75">B：强</text:p>
      <text:p text:style-name="P40"><text:soft-page-break/></text:p>
      <text:p text:style-name="P40"><text:span text:style-name="T26">不同调式之间的</text:span>手法相关性</text:p>
      <text:p text:style-name="P41">现：一般</text:p>
      <text:p text:style-name="P55">白：<text:span text:style-name="T17">完美，因为完全相同。</text:span></text:p>
      <text:p text:style-name="P41">66：好</text:p>
      <text:p text:style-name="P41">84：<text:span text:style-name="T16">不太行</text:span></text:p>
      <text:p text:style-name="P41">3行：<text:span text:style-name="T16">不太行</text:span></text:p>
      <text:p text:style-name="P41">R：<text:span text:style-name="T16">足够</text:span>好<text:span text:style-name="T16">。</text:span>换行的不知道如何。</text:p>
      <text:p text:style-name="P76">B：<text:span text:style-name="T17">完美，因为</text:span>完全相同。</text:p>
      <text:p text:style-name="P40"/>
      <text:p text:style-name="P40"><text:span text:style-name="T27">即兴时，</text:span>转调计算方法直观性</text:p>
      <text:p text:style-name="P41">现：？应该很糟糕吧。反正是有现成的专家意见的，坐等专家上线。</text:p>
      <text:p text:style-name="P41">白：不行。<text:span text:style-name="T18">其实不太直观。</text:span></text:p>
      <text:p text:style-name="P41">66：应该还不错。感觉之前的论证<text:span text:style-name="T19">已经</text:span>有成熟的思路了。</text:p>
      <text:p text:style-name="P41">84：？</text:p>
      <text:p text:style-name="P41">3行：？可能并不遭</text:p>
      <text:p text:style-name="P41">R：<text:span text:style-name="T22">不行，</text:span>我感觉同全白<text:span text:style-name="T22">，不够直观。</text:span></text:p>
      <text:p text:style-name="P77">B：<text:span text:style-name="T22">我觉得不行。</text:span></text:p>
      <text:p text:style-name="P77"/>
      <text:p text:style-name="P79">【5，1，2可能可以叫做爵士的，全半相间的模式】</text:p>
      <text:p text:style-name="P79">指法数：</text:p>
      <text:p text:style-name="P57">现：<text:span text:style-name="T23">3</text:span></text:p>
      <text:p text:style-name="P57">白：<text:span text:style-name="T23">1</text:span></text:p>
      <text:p text:style-name="P57">66：<text:span text:style-name="T23">1</text:span></text:p>
      <text:p text:style-name="P57">84：<text:span text:style-name="T23">虽然是3，但是其实超级超级简单和直观。</text:span></text:p>
      <text:p text:style-name="P57">3行：<text:span text:style-name="T23">虽然是3，但是其实超级超级简单和直观。</text:span></text:p>
      <text:p text:style-name="P57">R：<text:span text:style-name="T23">1</text:span></text:p>
      <text:p text:style-name="P78">B：<text:span text:style-name="T23">1</text:span></text:p>
      <text:p text:style-name="P79"/>
      <text:p text:style-name="P79"><text:span text:style-name="T28">不同调式之间的</text:span>手法相关性</text:p>
      <text:p text:style-name="P79">现：<text:span text:style-name="T24">偏弱</text:span></text:p>
      <text:p text:style-name="P79">白：<text:span text:style-name="T24">相同</text:span></text:p>
      <text:p text:style-name="P79">66：<text:span text:style-name="T24">相同</text:span></text:p>
      <text:p text:style-name="P79">84：<text:span text:style-name="T24">足够简单</text:span></text:p>
      <text:p text:style-name="P80">3行：<text:span text:style-name="T24">足够简单</text:span></text:p>
      <text:p text:style-name="P80">R：<text:span text:style-name="T24">足够简单</text:span></text:p>
      <text:p text:style-name="P80">B：<text:span text:style-name="T24">足够简单</text:span></text:p>
      <text:p text:style-name="P79"/>
      <text:p text:style-name="P79">转调计算方法直观性</text:p>
      <text:p text:style-name="P40">现：<text:span text:style-name="T29">够用，稍微背诵一下就能应付。</text:span></text:p>
      <text:p text:style-name="P40">白：<text:span text:style-name="T29">非常好，有足够临时计算的规律存在。</text:span></text:p>
      <text:p text:style-name="P40">66：<text:span text:style-name="T33">比纯白方案稍微好一点，因为眼睛观察会有一些提示。</text:span></text:p>
      <text:p text:style-name="P40">84：<text:span text:style-name="T32">完美。</text:span></text:p>
      <text:p text:style-name="P85">完全不用计算，非常直观。</text:p>
      <text:p text:style-name="P40">3行：<text:span text:style-name="T32">完美。</text:span></text:p>
      <text:p text:style-name="P85">完全不用计算，非常直观。</text:p>
      <text:p text:style-name="P40">R：<text:span text:style-name="T32">非常非常好。</text:span></text:p>
      <text:p text:style-name="P40"><text:soft-page-break/>B：<text:span text:style-name="T32">接近完美。</text:span></text:p>
      <text:p text:style-name="P85">和三行方案有类似。</text:p>
      <text:p text:style-name="P40"/>
      <text:p text:style-name="P59"/>
      <text:p text:style-name="P59">直观性（越直观越适合即兴）//<text:span text:style-name="T33">考虑删</text:span></text:p>
      <text:p text:style-name="P59">现：啧。</text:p>
      <text:p text:style-name="P59">白：不错。但是随时可能弹错</text:p>
      <text:p text:style-name="P59">66：不错。</text:p>
      <text:p text:style-name="P59">84：舒服。存在比较小的弹错的可能</text:p>
      <text:p text:style-name="P59">3行：极致了，不能更好了。</text:p>
      <text:p text:style-name="P59">R：也非常非常好。</text:p>
      <text:p text:style-name="P84">B：</text:p>
      <text:p text:style-name="P59">//<text:span text:style-name="T31">改</text:span></text:p>
      <text:p text:style-name="P59"/>
      <text:p text:style-name="P40"/>
      <text:p text:style-name="P56">【<text:span text:style-name="T20">5</text:span>，2<text:span text:style-name="T20">和弦】</text:span></text:p>
      <text:p text:style-name="P56"><text:span text:style-name="T20">【5，2，1</text:span>大<text:span text:style-name="T25">3</text:span>和弦，小<text:span text:style-name="T25">3</text:span>和弦】</text:p>
      <text:p text:style-name="P42">指法数(分别，如果只有一个数字，就是两个相同）</text:p>
      <text:p text:style-name="P42">现：4</text:p>
      <text:p text:style-name="P42">白：1</text:p>
      <text:p text:style-name="P42">66：2</text:p>
      <text:p text:style-name="P42">84：3</text:p>
      <text:p text:style-name="P42">3行：3</text:p>
      <text:p text:style-name="P42">R：可能手感会很差，1个或者更多。</text:p>
      <text:p text:style-name="P84">B：1</text:p>
      <text:p text:style-name="P42"/>
      <text:p text:style-name="P42">根音直观性（需要考虑C/E这种情况，从而不一定是最左边的键）</text:p>
      <text:p text:style-name="P42">现：我觉得不行（倒回来看，发现其他都好好，就这个不行）</text:p>
      <text:p text:style-name="P43">白：非常好<text:span text:style-name="T34">，尤其是如果你记和弦的时候是记的音程。</text:span></text:p>
      <text:p text:style-name="P43">66：甚至比全白明显更好<text:span text:style-name="T34">，视觉上有非常好的提示。</text:span></text:p>
      <text:p text:style-name="P42">84：可能几乎和66一样好<text:span text:style-name="T34">。参考3行方案的说明。</text:span></text:p>
      <text:p text:style-name="P60">3行：应该也非常非常好<text:span text:style-name="T34">。</text:span></text:p>
      <text:p text:style-name="P86">因为同一行的两个音一定是小3度的关系，在小和弦，左边的就是根音，在大和弦，就2个都不是根音，所以其实非常直观。<text:span text:style-name="T35">遇到转位的时候其实也是非常直观的，并不存在任何的障碍。</text:span></text:p>
      <text:p text:style-name="P42">R：应该还不错吧<text:span text:style-name="T36">，从形状来判断。</text:span></text:p>
      <text:p text:style-name="P84">B：<text:span text:style-name="T37">还不错</text:span>。</text:p>
      <text:p text:style-name="P44"/>
      <text:p text:style-name="P44">【<text:span text:style-name="T25">5，2，2</text:span>属7和弦】</text:p>
      <text:p text:style-name="P44">指法数</text:p>
      <text:p text:style-name="P45">现：8</text:p>
      <text:p text:style-name="P45">只考虑白键和黑键。白键=下=x，黑键=上=s，于是有</text:p>
      <text:p text:style-name="P45">xxxs sxsx xsxx sxss sssx xxxx sxxs xssx</text:p>
      <text:p text:style-name="P88">12个情况，8个指法，基本上就是全部分开单独背诵嘛。</text:p>
      <text:p text:style-name="P45">白：1</text:p>
      <text:p text:style-name="P45">66：2<text:span text:style-name="T42">。一个ssxs，一个xxsx基本上可以归为1个。</text:span></text:p>
      <text:p text:style-name="P45">84：3<text:span text:style-name="T43">，参考3行方案</text:span></text:p>
      <text:p text:style-name="P45">3行：3<text:span text:style-name="T43">。有3个是同一行，所以难度应该就还好。</text:span></text:p>
      <text:p text:style-name="P45"><text:soft-page-break/>R：1。好像是一个指法平移就够了。</text:p>
      <text:p text:style-name="P82">B：1。<text:span text:style-name="T1">好像是一个指法平移就够了。</text:span></text:p>
      <text:p text:style-name="P44"/>
      <text:p text:style-name="P44">根音直观性（考虑<text:span text:style-name="T38">所有转位</text:span>的情况）</text:p>
      <text:p text:style-name="P45">现：<text:span text:style-name="T38">我放弃写这一段。</text:span></text:p>
      <text:p text:style-name="P45">白：应该是不错的。</text:p>
      <text:p text:style-name="P46">如果有间隔1个键（大二度），那么右边的是根音，左边是降的7度音。如果间隔3个，则左边的是根音。如果间隔2个，则都不是。如果间隔5个键，那也肯定都不是。间隔6个键，左边的是根音。如果间隔4个，右边的是根音。其实有点恶心啊。。反正我觉得不舒服。<text:span text:style-name="T39">真的数数的时候不知道是什么感觉。</text:span></text:p>
      <text:p text:style-name="P45">66：不怎么样，但是好歹有一个快速确定根音的方法。</text:p>
      <text:p text:style-name="P47">比如一个和弦按下去，5个白键，3个黑键，可以想象3个黑键一定是全8度的关系，肯定是5度音，肯定不是根音。剩下的里面，如果有2个键中间间隔了一个白键，那么左边的是根音。如果两个连续，那么右边的是根音。如果中间间隔2个白键，则都不是根音。其实还算清晰的。</text:p>
      <text:p text:style-name="P45">84：非常赞。<text:span text:style-name="T40">同</text:span>3行，自行换算</text:p>
      <text:p text:style-name="P48">3行：非常赞。非常直观。</text:p>
      <text:p text:style-name="P49">肯定有3个是同行的，都不是根音，完毕。</text:p>
      <text:p text:style-name="P45">R：好像也足够赞。</text:p>
      <text:p text:style-name="P50">根音和3度音的位置关系只有2中，一种是右边4次，一种是左上（分别一次），因为这是一个大三度。其他的，小三度，则是右边3次，或者，上左左。反正我觉得应该是很清晰的。</text:p>
      <text:p text:style-name="P87">B：类似R<text:span text:style-name="T41">oger</text:span>吧。</text:p>
      <text:p text:style-name="P87"/>
      <text:p text:style-name="P87"/>
      <text:p text:style-name="P87"/>
      <text:p text:style-name="P10"/>
      <text:p text:style-name="P10"/>
      <text:p text:style-name="P10">//<text:span text:style-name="T44">继续</text:span></text:p>
      <text:p text:style-name="P10"/>
      <text:p text:style-name="P10"/>
      <text:p text:style-name="P10"/>
      <text:p text:style-name="P10"/>
      <text:p text:style-name="P10"/>
      <text:p text:style-name="P10"/>
      <text:p text:style-name="P61">【<text:span text:style-name="T25">5，2，3大</text:span>7和弦】</text:p>
      <text:p text:style-name="P62">指法数</text:p>
      <text:p text:style-name="P10"/>
      <text:p text:style-name="P10"/>
      <text:p text:style-name="P10"/>
      <text:p text:style-name="P62">根音直观性（考虑<text:span text:style-name="T38">所有转位</text:span>的情况）</text:p>
      <text:p text:style-name="P62"/>
      <text:p text:style-name="P62"/>
      <text:p text:style-name="P62"/>
      <text:p text:style-name="P62"/>
      <text:p text:style-name="P62"/>
      <text:p text:style-name="P62"/>
      <text:p text:style-name="P62"/>
      <text:p text:style-name="P62"/>
      <text:p text:style-name="P62"/>
      <text:p text:style-name="P62"><text:soft-page-break/></text:p>
      <text:p text:style-name="P62"/>
      <text:p text:style-name="P62"/>
      <text:p text:style-name="P10"/>
      <text:p text:style-name="P10"/>
      <text:p text:style-name="P10">用词解释</text:p>
      <text:p text:style-name="P10">用词对照</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7.1$Windows_X86_64 LibreOffice_project/23edc44b61b830b7d749943e020e96f5a7df63bf</meta:generator>
    <dc:date>2020-02-06T11:35:41.937000000</dc:date>
    <meta:editing-duration>PT7H55M59S</meta:editing-duration>
    <meta:editing-cycles>157</meta:editing-cycles>
    <meta:document-statistic meta:table-count="0" meta:image-count="0" meta:object-count="0" meta:page-count="11" meta:paragraph-count="255" meta:word-count="8326" meta:character-count="8702" meta:non-whitespace-character-count="8658"/>
  </office:meta>
</office:document-meta>
</file>